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/>
      <style:text-properties style:text-position="0% 100%" style:font-name="Liberation Serif" fo:font-weight="bold" style:font-name-asian="WenQuanYi Micro Hei" style:font-weight-asian="bold" style:font-name-complex="Lohit Hindi" style:font-weight-complex="bold"/>
    </style:style>
    <style:style style:name="P5" style:family="paragraph" style:parent-style-name="Standard">
      <style:paragraph-properties fo:margin-top="0in" fo:margin-bottom="0in" style:contextual-spacing="false"/>
      <style:text-properties style:text-position="0% 100%" style:font-name="Liberation Serif" fo:font-weight="normal" style:font-name-asian="WenQuanYi Micro Hei" style:font-weight-asian="normal" style:font-name-complex="Lohit Hindi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style:font-name="Liberation Serif" fo:font-weight="normal" style:font-name-asian="WenQuanYi Micro Hei" style:font-weight-asian="normal" style:font-name-complex="Lohit Hindi" style:font-weight-complex="normal"/>
    </style:style>
    <style:style style:name="P7" style:family="paragraph" style:parent-style-name="Text_20_body">
      <style:paragraph-properties fo:margin-top="0in" fo:margin-bottom="0in" style:contextual-spacing="false"/>
      <style:text-properties style:text-position="0% 100%" style:font-name="Liberation Serif" fo:font-weight="normal" style:font-name-asian="WenQuanYi Micro Hei" style:font-weight-asian="normal" style:font-name-complex="Lohit Hindi" style:font-weight-complex="normal"/>
    </style:style>
    <style:style style:name="P8" style:family="paragraph" style:parent-style-name="Text_20_body">
      <style:paragraph-properties fo:margin-top="0in" fo:margin-bottom="0in" style:contextual-spacing="false"/>
      <style:text-properties style:text-position="0% 100%" style:font-name="Liberation Serif" fo:font-weight="bold" style:font-name-asian="WenQuanYi Micro Hei" style:font-weight-asian="bold" style:font-name-complex="Lohit Hindi" style:font-weight-complex="bold"/>
    </style:style>
    <style:style style:name="P9" style:family="paragraph" style:parent-style-name="Standard" style:list-style-name="L1">
      <style:paragraph-properties fo:margin-top="0in" fo:margin-bottom="0in" style:contextual-spacing="false"/>
    </style:style>
    <style:style style:name="P10" style:family="paragraph" style:parent-style-name="Standard" style:list-style-name="L1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style:text-position="0% 100%" style:font-name="Liberation Serif" fo:font-weight="normal" style:font-name-asian="WenQuanYi Micro Hei" style:font-weight-asian="normal" style:font-name-complex="Lohit Hindi" style:font-weight-complex="normal"/>
    </style:style>
    <style:style style:name="P13" style:family="paragraph" style:parent-style-name="Text_20_body" style:list-style-name="L7">
      <style:paragraph-properties fo:margin-top="0in" fo:margin-bottom="0in" style:contextual-spacing="false"/>
      <style:text-properties style:text-position="0% 100%" style:font-name="Liberation Serif" fo:font-weight="normal" style:font-name-asian="WenQuanYi Micro Hei" style:font-weight-asian="normal" style:font-name-complex="Lohit Hindi" style:font-weight-complex="normal"/>
    </style:style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6">
      <style:paragraph-properties fo:margin-top="0in" fo:margin-bottom="0in" style:contextual-spacing="false"/>
      <style:text-properties officeooo:paragraph-rsid="001f23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officeooo:rsid="001cfa22"/>
    </style:style>
    <style:style style:name="T4" style:family="text">
      <style:text-properties officeooo:rsid="001f23e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isson Distribution</text:p>
      <text:p text:style-name="P1"/>
      <text:list xml:id="list19154254831" text:style-name="L1">
        <text:list-item>
          <text:p text:style-name="P9">A Poisson distribution models the likely number of occurrences of an independent event over a specified time interval t, given its rate of occurrence per unit time.</text:p>
        </text:list-item>
        <text:list-item>
          <text:p text:style-name="P9">The poisson distribution can also be seen as arising from the binomial distribution</text:p>
          <text:list>
            <text:list-item>
              <text:p text:style-name="P9">Imagine a given time interval being broken up into n subintervals of equal length. <text:span text:style-name="T3">T</text:span>he subintervals are sufficiently short <text:span text:style-name="T3">so that</text:span> <text:span text:style-name="T3">the probability of </text:span>two or more occurrences happen<text:span text:style-name="T3">ing</text:span> in one subinterval <text:span text:style-name="T3">i</text:span>s negligible in comparison with the probability of at most one occurrence. Thus, in each subinterval, we are assuming that there is either 0 or 1 occurrence. <text:span text:style-name="T1">This means that the sequence of subintervals can be thought of as a sequence of Bernoulli trials, with a success corresponding to an occurrence in the subinterval. </text:span></text:p>
            </text:list-item>
            <text:list-item>
              <text:p text:style-name="P9">On the average, there are λt occurrences in a time interval of length t. If this time interval is divided into n subintervals, then we would expect, using the Bernoulli trials interpretation, that there should be np occurrences. Thus, λt = np.</text:p>
            </text:list-item>
            <text:list-item>
              <text:p text:style-name="P10">The Poisson distribution is used as an approximation to the binomial distribution when the parameters n and p are large and small, respectively </text:p>
            </text:list-item>
          </text:list>
        </text:list-item>
      </text:list>
      <text:p text:style-name="P1"/>
      <text:p text:style-name="P2">Probability mass function</text:p>
      <text:p text:style-name="P1">Determines the probability of exactly 'x' occurrences of an independent event over a time interval t, given its rate of occurrence rate, <text:span text:style-name="T1"><draw:frame draw:style-name="fr1" draw:name="Object5" text:anchor-type="as-char" svg:y="-0.1244in" svg:width="0.1819in" svg:height="0.1339in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2">, relative to t.</text:span></text:p>
      <text:p text:style-name="P1"><draw:frame draw:style-name="fr1" draw:name="Object2" text:anchor-type="as-char" svg:y="-0.2681in" svg:width="1.1626in" svg:height="0.4173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4">Expectation/mean of a Poisson random-variable</text:p>
      <text:p text:style-name="P6"><draw:frame draw:style-name="fr1" draw:name="Object4" text:anchor-type="as-char" svg:y="-0.152in" svg:width="0.9366in" svg:height="0.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4">Standard deviation(<draw:frame draw:style-name="fr1" draw:name="Object3" text:anchor-type="as-char" svg:y="-0.1244in" svg:width="0.1819in" svg:height="0.1339in" draw:z-index="4"><draw:object xlink:href="./Object 3" xlink:type="simple" xlink:show="embed" xlink:actuate="onLoad"/><draw:image xlink:href="./ObjectReplacements/Object 3" xlink:type="simple" xlink:show="embed" xlink:actuate="onLoad"/></draw:frame>) of a Poisson random-variable </text:p>
      <text:p text:style-name="P5"><draw:frame draw:style-name="fr1" draw:name="Object1" text:anchor-type="as-char" svg:y="-0.172in" svg:width="1.1417in" svg:height="0.220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4">Examples</text:p>
      <text:list xml:id="list1983039706" text:style-name="L2">
        <text:list-item>
          <text:p text:style-name="P11">Exact number of photons arriving at a telescope in some specified time period, t, given the rate of a arrival of photons per unit time.</text:p>
        </text:list-item>
        <text:list-item>
          <text:p text:style-name="P12">Exact number of telephone calls arriving in a system in some specified time period, t, given the rate of arrival of calls per unit time.</text:p>
        </text:list-item>
      </text:list>
      <text:list xml:id="list1805090030" text:style-name="L3">
        <text:list-item>
          <text:p text:style-name="P14">Exact number of mutations on a strand of <text:a xlink:type="simple" xlink:href="http://en.wikipedia.org/wiki/DNA">DNA</text:a> in some specified period, t, given the rate of mutations per unit time.</text:p>
        </text:list-item>
      </text:list>
      <text:list xml:id="list43938366" text:style-name="L4">
        <text:list-item>
          <text:p text:style-name="P15">Exact number of customers arriving at a counter or call centre in some specified period, t, given the rate of arrival of customer per unit time. </text:p>
        </text:list-item>
      </text:list>
      <text:list xml:id="list1893771946" text:style-name="L5">
        <text:list-item>
          <text:p text:style-name="P16">Exact number of cars arriving at a traffic light in some specified time period, t, given the rate of arrival of cars per unit time.</text:p>
        </text:list-item>
      </text:list>
      <text:list xml:id="list608284748" text:style-name="L6">
        <text:list-item>
          <text:p text:style-name="P17">Exact number of Losses/Claims occurring in a specified time period, t, given the rate of losses/claims per unit time. </text:p>
        </text:list-item>
        <text:list-item>
          <text:p text:style-name="P18"><text:span text:style-name="T4">Exact number of request made for a particular resource in a specified time period, t, given the rate of requests per unit time.</text:span></text:p>
        </text:list-item>
      </text:list>
      <text:p text:style-name="P7"/>
      <text:p text:style-name="P8">References</text:p>
      <text:list xml:id="list1197656928" text:style-name="L7">
        <text:list-item>
          <text:p text:style-name="P13">Introduction to probability – Grinstead, Sne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19T16:23:11</meta:creation-date>
    <dc:date>2012-12-21T08:06:48</dc:date>
    <dc:creator>Kempa </dc:creator>
    <meta:editing-duration>PT3H15M29S</meta:editing-duration>
    <meta:editing-cycles>23</meta:editing-cycles>
    <meta:generator>LibreOffice/3.6$Linux_x86 LibreOffice_project/360m1$Build-2</meta:generator>
    <meta:document-statistic meta:table-count="0" meta:image-count="0" meta:object-count="5" meta:page-count="1" meta:paragraph-count="23" meta:word-count="420" meta:character-count="2443" meta:non-whitespace-character-count="2047"/>
  </office:meta>
</office:document-meta>
</file>

<file path=Object 1/content.xml><?xml version="1.0" encoding="utf-8"?>
<math xmlns="http://www.w3.org/1998/Math/MathML">
  <semantics>
    <mrow>
      <mi mathvariant="italic">Var</mi>
      <mrow>
        <mrow>
          <mrow>
            <mo stretchy="false">(</mo>
            <mrow>
              <mi>X</mi>
            </mrow>
            <mo stretchy="false">)</mo>
          </mrow>
          <mo stretchy="false">=</mo>
          <msup>
            <mo stretchy="false">σ</mo>
            <mn>2</mn>
          </msup>
        </mrow>
        <mo stretchy="false">=</mo>
        <mo stretchy="false">λ</mo>
      </mrow>
    </mrow>
    <annotation encoding="StarMath 5.0">Var(X) = %sigma^2= %lambda</annotation>
  </semantics>
</math>
</file>

<file path=Object 2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o stretchy="false">λ</mo>
          </mrow>
          <mo stretchy="false">)</mo>
        </mrow>
        <mo stretchy="false">=</mo>
        <mfrac>
          <mrow>
            <msup>
              <mi>e</mi>
              <mrow>
                <mo stretchy="false">−</mo>
                <mo stretchy="false">λ</mo>
              </mrow>
            </msup>
            <msup>
              <mo stretchy="false">λ</mo>
              <mi>x</mi>
            </msup>
          </mrow>
          <mrow>
            <mi>x</mi>
            <mo stretchy="false">!</mo>
          </mrow>
        </mfrac>
      </mrow>
    </mrow>
    <annotation encoding="StarMath 5.0">P(x, %lambda) = {e^-%lambda %lambda^x } over fact x</annotation>
  </semantics>
</math>
</file>

<file path=Object 3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/content.xml><?xml version="1.0" encoding="utf-8"?>
<math xmlns="http://www.w3.org/1998/Math/MathML">
  <semantics>
    <mrow>
      <mi>E</mi>
      <mrow>
        <mrow>
          <mrow>
            <mo stretchy="false">(</mo>
            <mrow>
              <mi>X</mi>
            </mrow>
            <mo stretchy="false">)</mo>
          </mrow>
          <mo stretchy="false">=</mo>
          <mo stretchy="false">μ</mo>
        </mrow>
        <mo stretchy="false">=</mo>
        <mo stretchy="false">λ</mo>
      </mrow>
    </mrow>
    <annotation encoding="StarMath 5.0">E(X) = %mu = %lambda</annotation>
  </semantics>
</math>
</file>

<file path=Object 5/content.xml><?xml version="1.0" encoding="utf-8"?>
<math xmlns="http://www.w3.org/1998/Math/MathML">
  <semantics>
    <mrow>
      <mo stretchy="false">λ</mo>
    </mrow>
    <annotation encoding="StarMath 5.0">%lambda</annotation>
  </semantics>
</math>
</file>